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Tir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a la V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Yerev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Vien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B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Mins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russ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Sarajev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Zagre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Nicos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Prag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Copenhag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Talli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Tbili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Ath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Reykjavi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Nur-Sul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Prist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Ri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Vadu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Vilniu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Vallet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Chisinau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Podgor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Amsterd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h Macedonia </text:p>
          </table:table-cell>
          <table:table-cell office:value-type="string" calcext:value-type="string">
            <text:p>Skopj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Wars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an Mar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Ljublj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Be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Ky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Vatican City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6:00:20.159193772</meta:creation-date>
    <dc:date>2020-03-13T16:04:41.797033775</dc:date>
    <meta:editing-duration>PT4M26S</meta:editing-duration>
    <meta:editing-cycles>1</meta:editing-cycles>
    <meta:document-statistic meta:table-count="1" meta:cell-count="102" meta:object-count="0"/>
    <meta:generator>LibreOffice/6.3.4.2$Linux_X86_64 LibreOffice_project/30$Build-2</meta:generator>
  </office:meta>
</office:document-meta>
</file>